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fo:padding="0.499cm" fo:border="0.002cm solid #e6e6e6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10.4cm" svg:height="5.941cm" draw:z-index="0"><draw:text-box><text:p text:style-name="P1"><text:span text:style-name="T1">%FAMILY_NAME% Family</text:span><text:line-break/>All members: %MEMBERS%</text:p><text:p text:style-name="P1">Adult members: %ADULT_MEMBERS%</text:p><text:p text:style-name="P1">Selected members: %SELECTED_MEMBERS%</text:p><text:p text:style-name="P1"/><text:p text:style-name="P1">%ADDRESS_STREET%</text:p><text:p text:style-name="P1">%ADDRESS_SUBURB% %ADDRESS_STATE% %ADDRESS_POSTCODE%</text:p><text:p text:style-name="P1"/><text:p text:style-name="P2">(%HOME_TEL%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>
      <style:paragraph-properties fo:margin-top="0cm" fo:margin-bottom="0cm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4T21:52:37.12</meta:creation-date>
    <dc:date>2011-02-13T09:56:54.17</dc:date>
    <meta:editing-duration>PT00H32M01S</meta:editing-duration>
    <meta:editing-cycles>16</meta:editing-cycles>
    <meta:generator>OpenOffice.org/3.1$Win32 OpenOffice.org_project/310m11$Build-9399</meta:generator>
    <meta:document-statistic meta:table-count="0" meta:image-count="0" meta:object-count="0" meta:page-count="1" meta:paragraph-count="7" meta:word-count="16" meta:character-count="189"/>
  </office:meta>
</office:document-meta>
</file>